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22cm" fo:min-width="1.683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1.153cm" fo:min-width="0.56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815cm" fo:min-width="2.584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153cm" fo:min-width="1.86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57cm" fo:min-width="1.386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153cm" fo:min-width="1.096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721cm" fo:min-width="1.683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1.153cm" fo:min-width="0.563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721cm" fo:min-width="1.682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22cm" fo:min-width="1.682cm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85cm" svg:height="2.788cm" svg:x="7.693cm" svg:y="3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29cm" svg:height="1.517cm" svg:x="8.63cm" svg:y="4.274cm">
          <draw:text-box>
            <text:p><text:span text:style-name="T1">2</text:span></text:p>
          </draw:text-box>
        </draw:frame>
        <draw:custom-shape draw:style-name="gr3" draw:text-style-name="P1" draw:layer="layout" svg:width="3.084cm" svg:height="3.065cm" svg:x="12.536cm" svg:y="8.03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513cm" svg:height="1.517cm" svg:x="12.755cm" svg:y="8.868cm">
          <draw:text-box>
            <text:p><text:span text:style-name="T1">sw0</text:span></text:p>
          </draw:text-box>
        </draw:frame>
        <draw:custom-shape draw:style-name="gr5" draw:text-style-name="P1" draw:layer="layout" svg:width="3.366cm" svg:height="2.509cm" svg:x="12.359cm" svg:y="12.70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2" draw:layer="layout" svg:width="1.696cm" svg:height="1.517cm" svg:x="13.266cm" svg:y="13.26cm">
          <draw:text-box>
            <text:p><text:span text:style-name="T1">s0</text:span></text:p>
          </draw:text-box>
        </draw:frame>
        <draw:line draw:style-name="gr7" draw:text-style-name="P3" draw:layer="layout" svg:x1="14.026cm" svg:y1="11.098cm" svg:x2="14.026cm" svg:y2="12.77cm">
          <text:p/>
        </draw:line>
        <draw:custom-shape draw:style-name="gr1" draw:text-style-name="P1" draw:layer="layout" svg:width="3.085cm" svg:height="2.788cm" svg:x="4.457cm" svg:y="3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29cm" svg:height="1.517cm" svg:x="5.393cm" svg:y="4.274cm">
          <draw:text-box>
            <text:p><text:span text:style-name="T1">1</text:span></text:p>
          </draw:text-box>
        </draw:frame>
        <draw:custom-shape draw:style-name="gr8" draw:text-style-name="P1" draw:layer="layout" svg:width="3.085cm" svg:height="2.787cm" svg:x="10.897cm" svg:y="3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129cm" svg:height="1.517cm" svg:x="11.922cm" svg:y="4.378cm">
          <draw:text-box>
            <text:p><text:span text:style-name="T1">3</text:span></text:p>
          </draw:text-box>
        </draw:frame>
        <draw:custom-shape draw:style-name="gr10" draw:text-style-name="P1" draw:layer="layout" svg:width="3.084cm" svg:height="2.787cm" svg:x="14.086cm" svg:y="3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129cm" svg:height="1.517cm" svg:x="15.11cm" svg:y="4.289cm">
          <draw:text-box>
            <text:p><text:span text:style-name="T1">4</text:span></text:p>
          </draw:text-box>
        </draw:frame>
        <draw:custom-shape draw:style-name="gr11" draw:text-style-name="P1" draw:layer="layout" svg:width="3.084cm" svg:height="2.788cm" svg:x="17.262cm" svg:y="3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129cm" svg:height="1.517cm" svg:x="18.198cm" svg:y="4.498cm">
          <draw:text-box>
            <text:p><text:span text:style-name="T1">5</text:span></text:p>
          </draw:text-box>
        </draw:frame>
        <draw:custom-shape draw:style-name="gr10" draw:text-style-name="P1" draw:layer="layout" svg:width="3.084cm" svg:height="2.787cm" svg:x="20.435cm" svg:y="3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129cm" svg:height="1.517cm" svg:x="21.37cm" svg:y="4.499cm">
          <draw:text-box>
            <text:p><text:span text:style-name="T1">6</text:span></text:p>
          </draw:text-box>
        </draw:frame>
        <draw:custom-shape draw:style-name="gr10" draw:text-style-name="P1" draw:layer="layout" svg:width="3.084cm" svg:height="2.787cm" svg:x="23.624cm" svg:y="3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129cm" svg:height="1.517cm" svg:x="24.56cm" svg:y="4.499cm">
          <draw:text-box>
            <text:p><text:span text:style-name="T1">7</text:span></text:p>
          </draw:text-box>
        </draw:frame>
        <draw:custom-shape draw:style-name="gr11" draw:text-style-name="P1" draw:layer="layout" svg:width="3.084cm" svg:height="2.788cm" svg:x="1.274cm" svg:y="3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129cm" svg:height="1.517cm" svg:x="2.21cm" svg:y="4.293cm">
          <draw:text-box>
            <text:p><text:span text:style-name="T1">0</text:span></text:p>
          </draw:text-box>
        </draw:frame>
        <draw:line draw:style-name="gr12" draw:text-style-name="P4" draw:layer="layout" svg:x1="2.896cm" svg:y1="6.388cm" svg:x2="14.008cm" svg:y2="7.976cm">
          <text:p/>
        </draw:line>
        <draw:line draw:style-name="gr13" draw:text-style-name="P4" draw:layer="layout" svg:x1="6.071cm" svg:y1="6.388cm" svg:x2="14.008cm" svg:y2="7.976cm">
          <text:p/>
        </draw:line>
        <draw:line draw:style-name="gr14" draw:text-style-name="P4" draw:layer="layout" svg:x1="9.246cm" svg:y1="6.388cm" svg:x2="14.008cm" svg:y2="7.976cm">
          <text:p/>
        </draw:line>
        <draw:line draw:style-name="gr15" draw:text-style-name="P4" draw:layer="layout" svg:x1="12.421cm" svg:y1="6.388cm" svg:x2="14.008cm" svg:y2="7.976cm">
          <text:p/>
        </draw:line>
        <draw:line draw:style-name="gr16" draw:text-style-name="P4" draw:layer="layout" svg:x1="15.596cm" svg:y1="6.388cm" svg:x2="14.008cm" svg:y2="7.976cm">
          <text:p/>
        </draw:line>
        <draw:line draw:style-name="gr17" draw:text-style-name="P4" draw:layer="layout" svg:x1="18.771cm" svg:y1="6.606cm" svg:x2="14.008cm" svg:y2="7.876cm">
          <text:p/>
        </draw:line>
        <draw:line draw:style-name="gr18" draw:text-style-name="P4" draw:layer="layout" svg:x1="21.946cm" svg:y1="6.606cm" svg:x2="14.008cm" svg:y2="7.876cm">
          <text:p/>
        </draw:line>
        <draw:line draw:style-name="gr19" draw:text-style-name="P4" draw:layer="layout" svg:x1="25.121cm" svg:y1="6.706cm" svg:x2="14.008cm" svg:y2="7.97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5983b0" draw:marker-start-width="0.356cm" draw:marker-start-center="false" draw:marker-end-width="0.356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0T10:29:19.883000000</meta:creation-date>
    <dc:date>2021-04-10T11:18:37.789000000</dc:date>
    <meta:editing-duration>PT28M10S</meta:editing-duration>
    <meta:editing-cycles>8</meta:editing-cycles>
    <meta:generator>LibreOffice/7.1.1.2$Windows_X86_64 LibreOffice_project/fe0b08f4af1bacafe4c7ecc87ce55bb426164676</meta:generator>
    <meta:document-statistic meta:object-count="29"/>
  </office:meta>
</office:document-meta>
</file>